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36676" officeooo:paragraph-rsid="00136676"/>
    </style:style>
    <style:style style:name="P2" style:family="paragraph" style:parent-style-name="Standard">
      <style:text-properties fo:font-weight="bold" officeooo:rsid="00136676" officeooo:paragraph-rsid="00136676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136676" officeooo:paragraph-rsid="00136676" style:font-weight-asian="bold" style:font-weight-complex="bold"/>
    </style:style>
    <style:style style:name="P4" style:family="paragraph" style:parent-style-name="Standard">
      <style:text-properties fo:font-weight="bold" officeooo:rsid="00136676" officeooo:paragraph-rsid="00136676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54dae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fo:font-style="normal" style:text-underline-style="solid" style:text-underline-width="auto" style:text-underline-color="font-color" officeooo:rsid="00154dae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solid" style:text-underline-width="auto" style:text-underline-color="font-color" fo:font-weight="normal" officeooo:rsid="00154dae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officeooo:rsid="0015d841" style:font-style-asian="normal" style:font-style-complex="normal"/>
    </style:style>
    <style:style style:name="T11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154dae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fo:font-weight="normal" officeooo:rsid="0015d841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54dae" style:font-style-asian="normal" style:font-weight-asian="normal" style:font-style-complex="normal" style:font-weight-complex="normal"/>
    </style:style>
    <style:style style:name="T1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7">Collezionista</text:span>(<text:span text:style-name="T1">ID</text:span><text:span text:style-name="T2">, email, nickname)</text:span></text:p>
      <text:p text:style-name="P1"><text:span text:style-name="T17">Collezione</text:span>(<text:span text:style-name="T1">ID</text:span><text:span text:style-name="T2">, ID_</text:span><text:span text:style-name="T3">co</text:span><text:span text:style-name="T2">llezionista, nome, visibilità)</text:span></text:p>
      <text:p text:style-name="P1"><text:span text:style-name="T17">Condivisa</text:span>(<text:span text:style-name="T5">ID_</text:span><text:span text:style-name="T6">c</text:span><text:span text:style-name="T5">ollezionista</text:span><text:span text:style-name="T9">, </text:span><text:span text:style-name="T5">ID_</text:span><text:span text:style-name="T6">c</text:span><text:span text:style-name="T5">ollezione</text:span><text:span text:style-name="T9">)</text:span></text:p>
      <text:p text:style-name="P2"><text:span text:style-name="T10">Artista</text:span><text:span text:style-name="T12">(</text:span><text:span text:style-name="T7">ID</text:span><text:span text:style-name="T12">, nome, tipo)</text:span></text:p>
      <text:p text:style-name="P1"><text:span text:style-name="T11">Disco</text:span><text:span text:style-name="T12">(</text:span><text:span text:style-name="T7">ID</text:span><text:span text:style-name="T12">, ID_</text:span><text:span text:style-name="T13">a</text:span><text:span text:style-name="T12">utore, titolo, genere, barcode, copertina)</text:span></text:p>
      <text:p text:style-name="P2"><text:span text:style-name="T9">Catalogo</text:span><text:span text:style-name="T12">(</text:span><text:span text:style-name="T7">ID_</text:span><text:span text:style-name="T8">c</text:span><text:span text:style-name="T7">ollezione</text:span><text:span text:style-name="T12">, </text:span><text:span text:style-name="T7">ID_</text:span><text:span text:style-name="T8">d</text:span><text:span text:style-name="T7">isco</text:span><text:span text:style-name="T12">, quantità)</text:span></text:p>
      <text:p text:style-name="P2"><text:span text:style-name="T9">Immagine</text:span><text:span text:style-name="T12">(</text:span><text:span text:style-name="T7">ID</text:span><text:span text:style-name="T12">, ID_</text:span><text:span text:style-name="T13">d</text:span><text:span text:style-name="T12">isco, etichetta)</text:span></text:p>
      <text:p text:style-name="P3"><text:span text:style-name="T4">Info_Disco</text:span><text:span text:style-name="T15">(</text:span><text:span text:style-name="T7">ID</text:span><text:span text:style-name="T15">, ID_</text:span><text:span text:style-name="T16">d</text:span><text:span text:style-name="T15">isco, casaEditrice, anno, formato, stato)</text:span></text:p>
      <text:p text:style-name="P3"><text:span text:style-name="T4">Traccia</text:span><text:span text:style-name="T15">(</text:span><text:span text:style-name="T7">ID</text:span><text:span text:style-name="T15">, ID_</text:span><text:span text:style-name="T16">d</text:span><text:span text:style-name="T15">isco, titolo, durata)</text:span></text:p>
      <text:p text:style-name="P3"><text:span text:style-name="T4">Contribuisce</text:span><text:span text:style-name="T15">(</text:span><text:span text:style-name="T7">ID_</text:span><text:span text:style-name="T8">a</text:span><text:span text:style-name="T7">rtista</text:span><text:span text:style-name="T15">, </text:span><text:span text:style-name="T7">ID_</text:span><text:span text:style-name="T8">tr</text:span><text:span text:style-name="T7">accia</text:span><text:span text:style-name="T15">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9:39:38.242650474</meta:creation-date>
    <dc:date>2023-05-22T12:36:17.123128880</dc:date>
    <meta:editing-duration>PT4H42M20S</meta:editing-duration>
    <meta:editing-cycles>3</meta:editing-cycles>
    <meta:generator>LibreOffice/7.5.3.2$Linux_X86_64 LibreOffice_project/50$Build-2</meta:generator>
    <meta:document-statistic meta:table-count="0" meta:image-count="0" meta:object-count="0" meta:page-count="1" meta:paragraph-count="10" meta:word-count="36" meta:character-count="414" meta:non-whitespace-character-count="388"/>
  </office:meta>
</office:document-meta>
</file>